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shadow="none" style:writing-mode="lr-tb"/>
    </style:style>
    <style:style style:name="Table5.A" style:family="table-column">
      <style:table-column-properties style:column-width="7.39mm"/>
    </style:style>
    <style:style style:name="Table5.B" style:family="table-column">
      <style:table-column-properties style:column-width="22.51mm"/>
    </style:style>
    <style:style style:name="Table5.D" style:family="table-column">
      <style:table-column-properties style:column-width="13.65mm"/>
    </style:style>
    <style:style style:name="Table5.G" style:family="table-column">
      <style:table-column-properties style:column-width="12.59mm"/>
    </style:style>
    <style:style style:name="Table5.L" style:family="table-column">
      <style:table-column-properties style:column-width="17.2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3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4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5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6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7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8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9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B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C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D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E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F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G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H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I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J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K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L10" style:family="table-cell">
      <style:table-cell-properties style:vertical-align="bottom" fo:padding="0.97mm" fo:border-left="0.5pt solid #000000" fo:border-right="none" fo:border-top="1.5pt solid #000000" fo:border-bottom="0.5pt solid #000000"/>
    </style:style>
    <style:style style:name="Table5.M10" style:family="table-cell">
      <style:table-cell-properties style:vertical-align="bottom" fo:padding="0.97mm" fo:border-left="0.5pt solid #000000" fo:border-right="0.5pt solid #000000" fo:border-top="1.5pt solid #000000" fo:border-bottom="0.5pt solid #000000"/>
    </style:style>
    <style:style style:name="Table5.A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1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2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3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4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5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5.A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B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C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D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E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F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G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H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I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J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K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L1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5.M16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2.A2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7.39mm"/>
    </style:style>
    <style:style style:name="Table6.B" style:family="table-column">
      <style:table-column-properties style:column-width="22.51mm"/>
    </style:style>
    <style:style style:name="Table6.D" style:family="table-column">
      <style:table-column-properties style:column-width="13.65mm"/>
    </style:style>
    <style:style style:name="Table6.G" style:family="table-column">
      <style:table-column-properties style:column-width="12.59mm"/>
    </style:style>
    <style:style style:name="Table6.L" style:family="table-column">
      <style:table-column-properties style:column-width="17.2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3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3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4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4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5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5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6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6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7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7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8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8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9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9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10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10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11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11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6.A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B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C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D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E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F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G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H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I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J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K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L1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6.M12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officeooo:paragraph-rsid="0065821f" style:font-name-complex="FreeSans"/>
    </style:style>
    <style:style style:name="P4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weight="bold" officeooo:rsid="001b3b5b" officeooo:paragraph-rsid="0087e852" style:font-weight-asian="bold" style:font-name-complex="FreeSans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text-properties style:font-name="FreeSans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7" style:family="paragraph" style:parent-style-name="Standard">
      <style:paragraph-properties fo:text-align="end" style:justify-single-word="false">
        <style:tab-stops/>
      </style:paragraph-properties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officeooo:paragraph-rsid="0087e852"/>
    </style:style>
    <style:style style:name="P20" style:family="paragraph" style:parent-style-name="Table_20_Contents">
      <style:text-properties style:font-name="FreeSans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87e85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680e45" style:font-weight-asian="bold" style:font-weight-complex="bold"/>
    </style:style>
    <style:style style:name="P2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680e4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87e852" style:font-weight-asian="bold" style:font-weight-complex="bold"/>
    </style:style>
    <style:style style:name="P26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87e852" style:font-weight-asian="bold" style:font-weight-complex="bold"/>
    </style:style>
    <style:style style:name="P27" style:family="paragraph" style:parent-style-name="Table_20_Contents">
      <style:text-properties style:font-name="FreeSans" fo:font-weight="bold" officeooo:rsid="00696b37" officeooo:paragraph-rsid="00696b37" style:font-weight-asian="bold" style:font-weight-complex="bold"/>
    </style:style>
    <style:style style:name="P28" style:family="paragraph" style:parent-style-name="Table_20_Contents">
      <style:text-properties style:font-name="FreeSans" fo:font-weight="bold" officeooo:rsid="00696b37" officeooo:paragraph-rsid="0087e8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697d3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87e852" style:font-weight-asian="bold" style:font-weight-complex="bold"/>
    </style:style>
    <style:style style:name="P31" style:family="paragraph" style:parent-style-name="Table_20_Contents">
      <style:text-properties style:font-name="FreeSans" fo:font-weight="bold" officeooo:rsid="007278d9" officeooo:paragraph-rsid="007278d9" style:font-weight-asian="bold" style:font-weight-complex="bold"/>
    </style:style>
    <style:style style:name="P32" style:family="paragraph" style:parent-style-name="Table_20_Contents">
      <style:text-properties style:font-name="FreeSans" fo:font-weight="bold" officeooo:rsid="007278d9" officeooo:paragraph-rsid="0087e852" style:font-weight-asian="bold" style:font-weight-complex="bold"/>
    </style:style>
    <style:style style:name="P33" style:family="paragraph" style:parent-style-name="Table_20_Contents">
      <style:text-properties style:font-name="FreeSans" fo:font-weight="bold" style:font-weight-asian="bold" style:font-name-complex="FreeSans" style:font-weight-complex="bold"/>
    </style:style>
    <style:style style:name="P34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35" style:family="paragraph" style:parent-style-name="Table_20_Contents">
      <style:text-properties style:font-name="FreeSans" fo:font-weight="bold" officeooo:rsid="00324872" officeooo:paragraph-rsid="0087e852" style:font-weight-asian="bold" style:font-name-complex="FreeSans" style:font-weight-complex="bold"/>
    </style:style>
    <style:style style:name="P36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37" style:family="paragraph" style:parent-style-name="Table_20_Contents">
      <style:text-properties style:font-name="FreeSans" fo:font-weight="bold" officeooo:rsid="003d3154" officeooo:paragraph-rsid="0087e852" style:font-weight-asian="bold" style:font-name-complex="FreeSans" style:font-weight-complex="bold"/>
    </style:style>
    <style:style style:name="P38" style:family="paragraph" style:parent-style-name="Table_20_Contents">
      <style:text-properties style:font-name="FreeSans" fo:font-weight="bold" officeooo:rsid="00680e45" officeooo:paragraph-rsid="00680e45" style:font-weight-asian="bold" style:font-name-complex="FreeSans" style:font-weight-complex="bold"/>
    </style:style>
    <style:style style:name="P39" style:family="paragraph" style:parent-style-name="Table_20_Contents">
      <style:text-properties style:font-name="FreeSans" fo:font-weight="bold" officeooo:rsid="00680e45" officeooo:paragraph-rsid="0087e852" style:font-weight-asian="bold" style:font-name-complex="FreeSans" style:font-weight-complex="bold"/>
    </style:style>
    <style:style style:name="P40" style:family="paragraph" style:parent-style-name="Table_20_Contents">
      <style:text-properties style:font-name="FreeSans" fo:font-weight="bold" officeooo:rsid="00680e45" officeooo:paragraph-rsid="0095d61b" style:font-weight-asian="bold" style:font-name-complex="FreeSans" style:font-weight-complex="bold"/>
    </style:style>
    <style:style style:name="P41" style:family="paragraph" style:parent-style-name="Table_20_Contents">
      <style:text-properties style:font-name="FreeSans" fo:font-weight="bold" officeooo:rsid="006a2a36" officeooo:paragraph-rsid="006a2a36" style:font-weight-asian="bold" style:font-name-complex="FreeSans" style:font-weight-complex="bold"/>
    </style:style>
    <style:style style:name="P42" style:family="paragraph" style:parent-style-name="Table_20_Contents">
      <style:text-properties style:font-name="FreeSans" fo:font-weight="bold" officeooo:rsid="006a2a36" officeooo:paragraph-rsid="0087e852" style:font-weight-asian="bold" style:font-name-complex="FreeSans" style:font-weight-complex="bold"/>
    </style:style>
    <style:style style:name="P43" style:family="paragraph" style:parent-style-name="Table_20_Contents">
      <style:text-properties style:font-name="FreeSans" fo:font-weight="bold" officeooo:paragraph-rsid="0087e852" style:font-weight-asian="bold" style:font-name-complex="FreeSans" style:font-weight-complex="bold"/>
    </style:style>
    <style:style style:name="P44" style:family="paragraph" style:parent-style-name="Table_20_Contents">
      <style:text-properties style:font-name="FreeSans" style:font-name-complex="FreeSans"/>
    </style:style>
    <style:style style:name="P45" style:family="paragraph" style:parent-style-name="Table_20_Contents">
      <style:text-properties style:font-name="FreeSans" officeooo:paragraph-rsid="0087e852" style:font-name-complex="FreeSans"/>
    </style:style>
    <style:style style:name="P46" style:family="paragraph" style:parent-style-name="Table_20_Contents">
      <style:paragraph-properties fo:text-align="center" style:justify-single-word="false"/>
      <style:text-properties style:font-name="FreeSans"/>
    </style:style>
    <style:style style:name="P47" style:family="paragraph" style:parent-style-name="Table_20_Contents">
      <style:paragraph-properties fo:text-align="center" style:justify-single-word="false"/>
      <style:text-properties style:font-name="FreeSans" officeooo:paragraph-rsid="0087e852"/>
    </style:style>
    <style:style style:name="P48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style:font-name="FreeSans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54" style:family="paragraph" style:parent-style-name="Table_20_Contents">
      <style:text-properties style:font-name="FreeSans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text-properties style:font-name="FreeSans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text-properties style:font-name="FreeSans" officeooo:rsid="001b3b5b" officeooo:paragraph-rsid="001f99ba"/>
    </style:style>
    <style:style style:name="P57" style:family="paragraph" style:parent-style-name="Table_20_Contents">
      <style:text-properties style:font-name="FreeSans" officeooo:rsid="001b3b5b" officeooo:paragraph-rsid="0087e852"/>
    </style:style>
    <style:style style:name="P5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5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60" style:family="paragraph" style:parent-style-name="Table_20_Contents">
      <style:text-properties style:font-name="FreeSans" fo:font-weight="normal" officeooo:rsid="00696b37" officeooo:paragraph-rsid="00696b37" style:font-weight-asian="normal" style:font-weight-complex="normal"/>
    </style:style>
    <style:style style:name="P61" style:family="paragraph" style:parent-style-name="Table_20_Contents">
      <style:text-properties style:font-name="FreeSans" fo:font-weight="normal" officeooo:rsid="00696b37" officeooo:paragraph-rsid="0087e852" style:font-weight-asian="normal" style:font-weight-complex="normal"/>
    </style:style>
    <style:style style:name="P62" style:family="paragraph" style:parent-style-name="Table_20_Contents">
      <style:text-properties style:font-name="FreeSans" officeooo:paragraph-rsid="0087e852"/>
    </style:style>
    <style:style style:name="P6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87e852"/>
    </style:style>
    <style:style style:name="P6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87e852"/>
    </style:style>
    <style:style style:name="P65" style:family="paragraph" style:parent-style-name="Table_20_Heading">
      <style:text-properties style:font-name="FreeSans"/>
    </style:style>
    <style:style style:name="P66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67" style:family="paragraph" style:parent-style-name="Table_20_Heading">
      <style:text-properties style:font-name="FreeSans" fo:font-size="12pt" officeooo:rsid="0007460b" officeooo:paragraph-rsid="0087e852" style:font-size-asian="12pt" style:font-size-complex="12pt"/>
    </style:style>
    <style:style style:name="P68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69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70" style:family="paragraph" style:parent-style-name="Table_20_Heading">
      <style:text-properties style:font-name="FreeSans" fo:font-size="12pt" officeooo:rsid="003a9509" officeooo:paragraph-rsid="0087e852" style:font-size-asian="12pt" style:font-size-complex="12pt"/>
    </style:style>
    <style:style style:name="P71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72" style:family="paragraph" style:parent-style-name="Table_20_Heading">
      <style:paragraph-properties fo:text-align="center" style:justify-single-word="false"/>
      <style:text-properties style:font-name="FreeSans" officeooo:rsid="0010cb4d" officeooo:paragraph-rsid="0087e852"/>
    </style:style>
    <style:style style:name="P73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74" style:family="paragraph" style:parent-style-name="Table_20_Heading">
      <style:paragraph-properties fo:text-align="center" style:justify-single-word="false"/>
      <style:text-properties style:font-name="FreeSans" officeooo:rsid="00114dca" officeooo:paragraph-rsid="0087e852"/>
    </style:style>
    <style:style style:name="P75" style:family="paragraph" style:parent-style-name="Table_20_Heading">
      <style:text-properties style:font-name="FreeSans" officeooo:rsid="00697d3f" officeooo:paragraph-rsid="00697d3f"/>
    </style:style>
    <style:style style:name="P76" style:family="paragraph" style:parent-style-name="Table_20_Heading">
      <style:text-properties style:font-name="FreeSans" officeooo:rsid="00697d3f" officeooo:paragraph-rsid="0087e852"/>
    </style:style>
    <style:style style:name="P77" style:family="paragraph" style:parent-style-name="Table_20_Heading">
      <style:text-properties style:font-name="FreeSans" officeooo:paragraph-rsid="0087e852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79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8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79e9eb" style:font-size-asian="13pt" style:font-weight-asian="bold" style:font-size-complex="13pt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87e852" style:font-size-asian="13pt" style:font-weight-asian="bold" style:font-size-complex="13pt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9cf48" officeooo:paragraph-rsid="0099cf48" style:font-size-asian="13pt" style:font-size-complex="13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88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FreeSans" officeooo:paragraph-rsid="00237eea" style:font-name-complex="FreeSans"/>
    </style:style>
    <style:style style:name="P90" style:family="paragraph" style:parent-style-name="Table_20_Contents">
      <style:paragraph-properties fo:text-align="center" style:justify-single-word="false"/>
      <style:text-properties style:font-name="FreeSans" officeooo:paragraph-rsid="0087e852" style:font-name-complex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DATE:</text:p>
          </table:table-cell>
          <table:table-cell table:style-name="Table1.A1" office:value-type="string">
            <text:p text:style-name="P36"><text:span text:style-name="T3">REGISTRATION</text:span>:</text:p>
          </table:table-cell>
          <table:table-cell table:style-name="Table1.C1" office:value-type="string">
            <text:p text:style-name="P34"><text:span text:style-name="T3">CALLSIGN</text:span>:</text:p>
          </table:table-cell>
        </table:table-row>
      </table:table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6">1 US gal = 3.8 L</text:p>
              <text:p text:style-name="P8">1 US qt = 0.95 L</text:p>
            </table:table-cell>
            <table:table-cell table:style-name="Течности.B1" office:value-type="string">
              <text:p text:style-name="P68">Left tank</text:p>
            </table:table-cell>
            <table:table-cell table:style-name="Течности.B1" office:value-type="string">
              <text:p text:style-name="P69">Right tank</text:p>
            </table:table-cell>
            <table:table-cell table:style-name="Течности.D1" office:value-type="string">
              <text:p text:style-name="P68">Oil</text:p>
            </table:table-cell>
            <table:table-cell table:style-name="Течности.E1" office:value-type="string">
              <text:p text:style-name="P66"/>
            </table:table-cell>
            <table:table-cell table:style-name="Течности.E1" office:value-type="string">
              <text:p text:style-name="P65"/>
            </table:table-cell>
            <table:table-cell table:style-name="Течности.G1" office:value-type="string">
              <text:p text:style-name="P75">TACHOMETER</text:p>
            </table:table-cell>
            <table:table-cell table:style-name="Течности.H1" office:value-type="string">
              <text:p text:style-name="P75">HOBBS</text:p>
            </table:table-cell>
          </table:table-row>
        </table:table-header-rows>
        <table:table-row>
          <table:table-cell table:style-name="Течности.A2" office:value-type="string">
            <text:p text:style-name="P52">Before flight</text:p>
          </table:table-cell>
          <table:table-cell table:style-name="Течности.A2" office:value-type="string">
            <text:p text:style-name="P50">gal</text:p>
          </table:table-cell>
          <table:table-cell table:style-name="Течности.A2" office:value-type="string">
            <text:p text:style-name="P50">gal</text:p>
          </table:table-cell>
          <table:table-cell table:style-name="Течности.D2" office:value-type="string">
            <text:p text:style-name="P50">qt</text:p>
          </table:table-cell>
          <table:table-cell table:style-name="Течности.E1" office:value-type="string">
            <text:p text:style-name="P20"/>
          </table:table-cell>
          <table:table-cell table:style-name="Течности.F2" office:value-type="string">
            <text:p text:style-name="P31">BEFORE</text:p>
          </table:table-cell>
          <table:table-cell table:style-name="Течности.F2" office:value-type="string">
            <text:p text:style-name="P20"/>
          </table:table-cell>
          <table:table-cell table:style-name="Течности.H2" office:value-type="string">
            <text:p text:style-name="P20"/>
          </table:table-cell>
        </table:table-row>
        <table:table-row>
          <table:table-cell table:style-name="Течности.A3" office:value-type="string">
            <text:p text:style-name="P54">ADDED</text:p>
          </table:table-cell>
          <table:table-cell table:style-name="Течности.B3" office:value-type="string">
            <text:p text:style-name="P48">l</text:p>
          </table:table-cell>
          <table:table-cell table:style-name="Течности.C3" office:value-type="string">
            <text:p text:style-name="P48">l</text:p>
          </table:table-cell>
          <table:table-cell table:style-name="Течности.D3" office:value-type="string">
            <text:p text:style-name="P50">l</text:p>
          </table:table-cell>
          <table:table-cell table:style-name="Течности.E1" office:value-type="string">
            <text:p text:style-name="P20"/>
          </table:table-cell>
          <table:table-cell table:style-name="Течности.F3" office:value-type="string">
            <text:p text:style-name="P31">AFTER</text:p>
          </table:table-cell>
          <table:table-cell table:style-name="Течности.F3" office:value-type="string">
            <text:p text:style-name="P20"/>
          </table:table-cell>
          <table:table-cell table:style-name="Течности.H3" office:value-type="string">
            <text:p text:style-name="P20"/>
          </table:table-cell>
        </table:table-row>
        <table:table-row>
          <table:table-cell table:style-name="Течности.A2" office:value-type="string">
            <text:p text:style-name="P52">After flight</text:p>
          </table:table-cell>
          <table:table-cell table:style-name="Течности.A2" office:value-type="string">
            <text:p text:style-name="P48">gal</text:p>
          </table:table-cell>
          <table:table-cell table:style-name="Течности.A2" office:value-type="string">
            <text:p text:style-name="P48">gal</text:p>
          </table:table-cell>
          <table:table-cell table:style-name="Течности.D2" office:value-type="string">
            <text:p text:style-name="P50">qt</text:p>
          </table:table-cell>
          <table:table-cell table:style-name="Течности.E1" office:value-type="string">
            <text:p text:style-name="P20"/>
          </table:table-cell>
          <table:table-cell table:style-name="Течности.F4" office:value-type="string">
            <text:p text:style-name="P4">SQUAWK:</text:p>
          </table:table-cell>
          <table:table-cell table:style-name="Течности.G4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71">D<text:span text:style-name="T1">EPART</text:span></text:p>
            </table:table-cell>
            <table:table-cell table:style-name="Info.A1" office:value-type="string">
              <text:p text:style-name="P73">ATIS/</text:p>
            </table:table-cell>
            <table:table-cell table:style-name="Info.C1" office:value-type="string">
              <text:p text:style-name="P73">ARRIVAL</text:p>
            </table:table-cell>
            <table:table-cell table:style-name="Info.D1" office:value-type="string">
              <text:p text:style-name="P65"/>
            </table:table-cell>
            <table:table-cell table:style-name="Info.E1" table:number-columns-spanned="2" office:value-type="string">
              <text:p text:style-name="P75">TIME</text:p>
            </table:table-cell>
            <table:covered-table-cell/>
            <table:table-cell table:style-name="Info.G1" office:value-type="string">
              <text:p text:style-name="P65">UTC</text:p>
            </table:table-cell>
            <table:table-cell table:style-name="Info.G1" office:value-type="string">
              <text:p text:style-name="P29">DIFF</text:p>
            </table:table-cell>
          </table:table-row>
        </table:table-header-rows>
        <table:table-row>
          <table:table-cell table:style-name="Info.A2" office:value-type="string">
            <text:p text:style-name="P46"/>
          </table:table-cell>
          <table:table-cell table:style-name="Info.B2" office:value-type="string">
            <text:p text:style-name="P21">INFO</text:p>
          </table:table-cell>
          <table:table-cell table:style-name="Info.C2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table:number-columns-spanned="2" office:value-type="string">
            <text:p text:style-name="P60">SHUTDOWN</text:p>
          </table:table-cell>
          <table:covered-table-cell/>
          <table:table-cell table:style-name="Info.G2" office:value-type="string">
            <text:p text:style-name="P20"/>
          </table:table-cell>
          <table:table-cell table:style-name="Info.D1" office:value-type="string">
            <text:p text:style-name="P20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TIME</text:p>
          </table:table-cell>
          <table:table-cell table:style-name="Info.C3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3" table:number-columns-spanned="2" office:value-type="string">
            <text:p text:style-name="P27">STARTUP</text:p>
          </table:table-cell>
          <table:covered-table-cell/>
          <table:table-cell table:style-name="Info.G3" office:value-type="string">
            <text:p text:style-name="P20"/>
          </table:table-cell>
          <table:table-cell table:style-name="Info.H3" office:value-type="string">
            <text:p text:style-name="P20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APP</text:p>
          </table:table-cell>
          <table:table-cell table:style-name="Info.C4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4" table:number-columns-spanned="2" office:value-type="string">
            <text:p text:style-name="P60">ON CHOCKS</text:p>
          </table:table-cell>
          <table:covered-table-cell/>
          <table:table-cell table:style-name="Info.G4" office:value-type="string">
            <text:p text:style-name="P20"/>
          </table:table-cell>
          <table:table-cell table:style-name="Info.D1" office:value-type="string">
            <text:p text:style-name="P59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RWY</text:p>
          </table:table-cell>
          <table:table-cell table:style-name="Info.C5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5" table:number-columns-spanned="2" office:value-type="string">
            <text:p text:style-name="P27">OFF CHOCKS</text:p>
          </table:table-cell>
          <table:covered-table-cell/>
          <table:table-cell table:style-name="Info.G5" office:value-type="string">
            <text:p text:style-name="P20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TL</text:p>
          </table:table-cell>
          <table:table-cell table:style-name="Info.C6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table:number-columns-spanned="2" office:value-type="string">
            <text:p text:style-name="P60">LANDING</text:p>
          </table:table-cell>
          <table:covered-table-cell/>
          <table:table-cell table:style-name="Info.G2" office:value-type="string">
            <text:p text:style-name="P20"/>
          </table:table-cell>
          <table:table-cell table:style-name="Info.D1" office:value-type="string">
            <text:p text:style-name="P20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WIND</text:p>
          </table:table-cell>
          <table:table-cell table:style-name="Info.C7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table:number-columns-spanned="2" office:value-type="string">
            <text:p text:style-name="P27">TAKEOFF</text:p>
          </table:table-cell>
          <table:covered-table-cell/>
          <table:table-cell table:style-name="Info.G2" office:value-type="string">
            <text:p text:style-name="P20"/>
          </table:table-cell>
          <table:table-cell table:style-name="Info.H7" office:value-type="string">
            <text:p text:style-name="P20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VISIBI</text:p>
          </table:table-cell>
          <table:table-cell table:style-name="Info.C8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20"/>
          </table:table-cell>
          <table:table-cell table:style-name="Info.D1" office:value-type="string">
            <text:p text:style-name="P20"/>
          </table:table-cell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CLOUDS</text:p>
          </table:table-cell>
          <table:table-cell table:style-name="Info.C9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9" table:number-columns-spanned="2" office:value-type="string">
            <text:p text:style-name="P23"/>
          </table:table-cell>
          <table:covered-table-cell/>
          <table:table-cell table:style-name="Info.E9" table:number-columns-spanned="2" office:value-type="string">
            <text:p text:style-name="P24"/>
          </table:table-cell>
          <table:covered-table-cell/>
        </table:table-row>
        <table:table-row>
          <table:table-cell table:style-name="Info.A10" office:value-type="string">
            <text:p text:style-name="P46"/>
          </table:table-cell>
          <table:table-cell table:style-name="Info.B2" office:value-type="string">
            <text:p text:style-name="P21">t<text:span text:style-name="T2">°</text:span>/ dp<text:span text:style-name="T2">°</text:span></text:p>
          </table:table-cell>
          <table:table-cell table:style-name="Info.C10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1" table:number-columns-spanned="2" office:value-type="string">
            <text:p text:style-name="P23">DEPARTURE</text:p>
          </table:table-cell>
          <table:covered-table-cell/>
          <table:table-cell table:style-name="Info.G1" table:number-columns-spanned="2" office:value-type="string">
            <text:p text:style-name="P23">ARRIVAL</text:p>
          </table:table-cell>
          <table:covered-table-cell/>
        </table:table-row>
        <table:table-row>
          <table:table-cell table:style-name="Info.A11" office:value-type="string">
            <text:p text:style-name="P46"/>
          </table:table-cell>
          <table:table-cell table:style-name="Info.B2" office:value-type="string">
            <text:p text:style-name="P21">QNH</text:p>
          </table:table-cell>
          <table:table-cell table:style-name="Info.C11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office:value-type="string">
            <text:p text:style-name="P38">ATIS</text:p>
          </table:table-cell>
          <table:table-cell table:style-name="Info.E2" office:value-type="string">
            <text:p text:style-name="P33"/>
          </table:table-cell>
          <table:table-cell table:style-name="Info.E2" office:value-type="string">
            <text:p text:style-name="P38">ATIS</text:p>
          </table:table-cell>
          <table:table-cell table:style-name="Info.G2" office:value-type="string">
            <text:p text:style-name="Standard"/>
          </table:table-cell>
        </table:table-row>
        <table:table-row>
          <table:table-cell table:style-name="Info.A12" office:value-type="string">
            <text:p text:style-name="P46"/>
          </table:table-cell>
          <table:table-cell table:style-name="Info.B12" office:value-type="string">
            <text:p text:style-name="P21">RMK</text:p>
          </table:table-cell>
          <table:table-cell table:style-name="Info.C12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office:value-type="string">
            <text:p text:style-name="P38">GRND</text:p>
          </table:table-cell>
          <table:table-cell table:style-name="Info.E2" office:value-type="string">
            <text:p text:style-name="P33"/>
          </table:table-cell>
          <table:table-cell table:style-name="Info.E2" office:value-type="string">
            <text:p text:style-name="P40">RADAR</text:p>
          </table:table-cell>
          <table:table-cell table:style-name="Info.G2" office:value-type="string">
            <text:p text:style-name="P20"/>
          </table:table-cell>
        </table:table-row>
        <table:table-row>
          <table:table-cell table:style-name="Info.A13" office:value-type="string">
            <text:p text:style-name="P46"/>
          </table:table-cell>
          <table:table-cell table:style-name="Info.E4" office:value-type="string">
            <text:p text:style-name="P21">ELEV</text:p>
          </table:table-cell>
          <table:table-cell table:style-name="Info.C13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office:value-type="string">
            <text:p text:style-name="P38">TWR</text:p>
          </table:table-cell>
          <table:table-cell table:style-name="Info.E2" office:value-type="string">
            <text:p text:style-name="P33"/>
          </table:table-cell>
          <table:table-cell table:style-name="Info.E2" office:value-type="string">
            <text:p text:style-name="P38">TWR</text:p>
          </table:table-cell>
          <table:table-cell table:style-name="Info.G2" office:value-type="string">
            <text:p text:style-name="P89"/>
          </table:table-cell>
        </table:table-row>
        <table:table-row>
          <table:table-cell table:style-name="Info.A14" office:value-type="string">
            <text:p text:style-name="P46"/>
          </table:table-cell>
          <table:table-cell table:style-name="Info.E4" office:value-type="string">
            <text:p text:style-name="P21">RWYs</text:p>
          </table:table-cell>
          <table:table-cell table:style-name="Info.C14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office:value-type="string">
            <text:p text:style-name="P38">RADAR</text:p>
          </table:table-cell>
          <table:table-cell table:style-name="Info.E2" office:value-type="string">
            <text:p text:style-name="P44"/>
          </table:table-cell>
          <table:table-cell table:style-name="Info.E2" office:value-type="string">
            <text:p text:style-name="P40">GRND</text:p>
          </table:table-cell>
          <table:table-cell table:style-name="Info.G2" office:value-type="string">
            <text:p text:style-name="P20"/>
          </table:table-cell>
        </table:table-row>
        <table:table-row>
          <table:table-cell table:style-name="Info.A15" office:value-type="string">
            <text:p text:style-name="P46"/>
          </table:table-cell>
          <table:table-cell table:style-name="Info.E4" office:value-type="string">
            <text:p text:style-name="P21">TPA</text:p>
          </table:table-cell>
          <table:table-cell table:style-name="Info.C15" office:value-type="string">
            <text:p text:style-name="P46"/>
          </table:table-cell>
          <table:table-cell table:style-name="Info.D1" office:value-type="string">
            <text:p text:style-name="P20"/>
          </table:table-cell>
          <table:table-cell table:style-name="Info.E2" office:value-type="string">
            <text:p text:style-name="P38">FIS/ACC</text:p>
          </table:table-cell>
          <table:table-cell table:style-name="Info.E2" office:value-type="string">
            <text:p text:style-name="P44"/>
          </table:table-cell>
          <table:table-cell table:style-name="Info.E2" office:value-type="string">
            <text:p text:style-name="P38">FIS/ACC</text:p>
          </table:table-cell>
          <table:table-cell table:style-name="Info.G2" office:value-type="string">
            <text:p text:style-name="P20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3"/>
        <table:table-column table:style-name="Table5.G" table:number-columns-repeated="5"/>
        <table:table-column table:style-name="Table5.L" table:number-columns-repeated="2"/>
        <table:table-row table:style-name="Table5.1">
          <table:table-cell table:style-name="Table5.A1" table:number-rows-spanned="2" office:value-type="string">
            <text:p text:style-name="P78">N:</text:p>
          </table:table-cell>
          <table:table-cell table:style-name="Table5.B1" table:number-columns-spanned="2" office:value-type="string">
            <text:p text:style-name="P78">STAGE</text:p>
          </table:table-cell>
          <table:covered-table-cell/>
          <table:table-cell table:style-name="Table5.A1" table:number-rows-spanned="2" office:value-type="string">
            <text:p text:style-name="P78">DIST</text:p>
          </table:table-cell>
          <table:table-cell table:style-name="Table5.A1" table:number-rows-spanned="2" office:value-type="string">
            <text:p text:style-name="P78">MSA</text:p>
          </table:table-cell>
          <table:table-cell table:style-name="Table5.A1" table:number-rows-spanned="2" office:value-type="string">
            <text:p text:style-name="P78">ALT</text:p>
          </table:table-cell>
          <table:table-cell table:style-name="Table5.A1" table:number-rows-spanned="2" office:value-type="string">
            <text:p text:style-name="P82">HDG</text:p>
            <text:p text:style-name="P82">(M)</text:p>
          </table:table-cell>
          <table:table-cell table:style-name="Table5.A1" table:number-rows-spanned="2" office:value-type="string">
            <text:p text:style-name="P10"><text:span text:style-name="T4">HDG<text:line-break/></text:span><text:span text:style-name="T5">(T)</text:span></text:p>
          </table:table-cell>
          <table:table-cell table:style-name="Table5.A1" table:number-rows-spanned="2" office:value-type="string">
            <text:p text:style-name="P78">IAS</text:p>
          </table:table-cell>
          <table:table-cell table:style-name="Table5.A1" table:number-rows-spanned="2" office:value-type="string">
            <text:p text:style-name="P78">GS</text:p>
          </table:table-cell>
          <table:table-cell table:style-name="Table5.A1" table:number-rows-spanned="2" office:value-type="string">
            <text:p text:style-name="P78">ETE</text:p>
          </table:table-cell>
          <table:table-cell table:style-name="Table5.B1" office:value-type="string">
            <text:p text:style-name="P78">ETA</text:p>
          </table:table-cell>
          <table:table-cell table:style-name="Table5.M1" table:number-rows-spanned="2" office:value-type="string">
            <text:p text:style-name="P79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78">FROM</text:p>
          </table:table-cell>
          <table:table-cell table:style-name="Table5.B2" office:value-type="string">
            <text:p text:style-name="P78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2" office:value-type="string">
            <text:p text:style-name="P12"/>
          </table:table-cell>
          <table:covered-table-cell/>
        </table:table-row>
        <table:table-row table:style-name="Table5.1">
          <table:table-cell table:style-name="Table5.A3" office:value-type="string">
            <text:p text:style-name="P15">1</text:p>
          </table:table-cell>
          <table:table-cell table:style-name="Table5.B3" office:value-type="string">
            <text:p text:style-name="P87">LBLS</text:p>
          </table:table-cell>
          <table:table-cell table:style-name="Table5.C3" office:value-type="string">
            <text:p text:style-name="P87">SOPED</text:p>
          </table:table-cell>
          <table:table-cell table:style-name="Table5.D3" office:value-type="string">
            <text:p text:style-name="P88">4</text:p>
          </table:table-cell>
          <table:table-cell table:style-name="Table5.E3" office:value-type="string">
            <text:p text:style-name="P88">2500</text:p>
          </table:table-cell>
          <table:table-cell table:style-name="Table5.F3" office:value-type="string">
            <text:p text:style-name="P88">3000</text:p>
          </table:table-cell>
          <table:table-cell table:style-name="Table5.G3" office:value-type="string">
            <text:p text:style-name="P88">107</text:p>
          </table:table-cell>
          <table:table-cell table:style-name="Table5.H3" office:value-type="string">
            <text:p text:style-name="P88">102</text:p>
          </table:table-cell>
          <table:table-cell table:style-name="Table5.I3" office:value-type="string">
            <text:p text:style-name="P88">75</text:p>
          </table:table-cell>
          <table:table-cell table:style-name="Table5.J3" office:value-type="string">
            <text:p text:style-name="P88">78</text:p>
          </table:table-cell>
          <table:table-cell table:style-name="Table5.K3" office:value-type="string">
            <text:p text:style-name="P88">3</text:p>
          </table:table-cell>
          <table:table-cell table:style-name="Table5.L3" office:value-type="string">
            <text:p text:style-name="P87"/>
          </table:table-cell>
          <table:table-cell table:style-name="Table5.M3" office:value-type="string">
            <text:p text:style-name="P87"/>
          </table:table-cell>
        </table:table-row>
        <table:table-row table:style-name="Table5.1">
          <table:table-cell table:style-name="Table5.A4" office:value-type="string">
            <text:p text:style-name="P15">2</text:p>
          </table:table-cell>
          <table:table-cell table:style-name="Table5.B4" office:value-type="string">
            <text:p text:style-name="P87">SOPED</text:p>
          </table:table-cell>
          <table:table-cell table:style-name="Table5.C4" office:value-type="string">
            <text:p text:style-name="P87">ULPAD</text:p>
          </table:table-cell>
          <table:table-cell table:style-name="Table5.D4" office:value-type="string">
            <text:p text:style-name="P88">3</text:p>
          </table:table-cell>
          <table:table-cell table:style-name="Table5.E4" office:value-type="string">
            <text:p text:style-name="P88">3000</text:p>
          </table:table-cell>
          <table:table-cell table:style-name="Table5.F4" office:value-type="string">
            <text:p text:style-name="P88">3500</text:p>
          </table:table-cell>
          <table:table-cell table:style-name="Table5.G4" office:value-type="string">
            <text:p text:style-name="P88">107</text:p>
          </table:table-cell>
          <table:table-cell table:style-name="Table5.H4" office:value-type="string">
            <text:p text:style-name="P88">102</text:p>
          </table:table-cell>
          <table:table-cell table:style-name="Table5.I4" office:value-type="string">
            <text:p text:style-name="P88">90</text:p>
          </table:table-cell>
          <table:table-cell table:style-name="Table5.J4" office:value-type="string">
            <text:p text:style-name="P88">93</text:p>
          </table:table-cell>
          <table:table-cell table:style-name="Table5.K4" office:value-type="string">
            <text:p text:style-name="P88">2</text:p>
          </table:table-cell>
          <table:table-cell table:style-name="Table5.L4" office:value-type="string">
            <text:p text:style-name="P87"/>
          </table:table-cell>
          <table:table-cell table:style-name="Table5.M4" office:value-type="string">
            <text:p text:style-name="P87"/>
          </table:table-cell>
        </table:table-row>
        <table:table-row table:style-name="Table5.1">
          <table:table-cell table:style-name="Table5.A5" office:value-type="string">
            <text:p text:style-name="P15">3</text:p>
          </table:table-cell>
          <table:table-cell table:style-name="Table5.B5" office:value-type="string">
            <text:p text:style-name="P87">ULPAD</text:p>
          </table:table-cell>
          <table:table-cell table:style-name="Table5.C5" office:value-type="string">
            <text:p text:style-name="P87">D.KAMAR</text:p>
          </table:table-cell>
          <table:table-cell table:style-name="Table5.D5" office:value-type="string">
            <text:p text:style-name="P88">7</text:p>
          </table:table-cell>
          <table:table-cell table:style-name="Table5.E5" office:value-type="string">
            <text:p text:style-name="P88">3500</text:p>
          </table:table-cell>
          <table:table-cell table:style-name="Table5.F5" office:value-type="string">
            <text:p text:style-name="P88">4500</text:p>
          </table:table-cell>
          <table:table-cell table:style-name="Table5.G5" office:value-type="string">
            <text:p text:style-name="P88">36</text:p>
          </table:table-cell>
          <table:table-cell table:style-name="Table5.H5" office:value-type="string">
            <text:p text:style-name="P88">31</text:p>
          </table:table-cell>
          <table:table-cell table:style-name="Table5.I5" office:value-type="string">
            <text:p text:style-name="P88">90</text:p>
          </table:table-cell>
          <table:table-cell table:style-name="Table5.J5" office:value-type="string">
            <text:p text:style-name="P88">103</text:p>
          </table:table-cell>
          <table:table-cell table:style-name="Table5.K5" office:value-type="string">
            <text:p text:style-name="P88">4</text:p>
          </table:table-cell>
          <table:table-cell table:style-name="Table5.L5" office:value-type="string">
            <text:p text:style-name="P87"/>
          </table:table-cell>
          <table:table-cell table:style-name="Table5.M5" office:value-type="string">
            <text:p text:style-name="P87"/>
          </table:table-cell>
        </table:table-row>
        <table:table-row table:style-name="Table5.1">
          <table:table-cell table:style-name="Table5.A6" office:value-type="string">
            <text:p text:style-name="P15">4</text:p>
          </table:table-cell>
          <table:table-cell table:style-name="Table5.B6" office:value-type="string">
            <text:p text:style-name="P87">D.KAMAR</text:p>
          </table:table-cell>
          <table:table-cell table:style-name="Table5.C6" office:value-type="string">
            <text:p text:style-name="P87">ETROPOL</text:p>
          </table:table-cell>
          <table:table-cell table:style-name="Table5.D6" office:value-type="string">
            <text:p text:style-name="P88">10</text:p>
          </table:table-cell>
          <table:table-cell table:style-name="Table5.E6" office:value-type="string">
            <text:p text:style-name="P88">5000</text:p>
          </table:table-cell>
          <table:table-cell table:style-name="Table5.F6" office:value-type="string">
            <text:p text:style-name="P88">6000</text:p>
          </table:table-cell>
          <table:table-cell table:style-name="Table5.G6" office:value-type="string">
            <text:p text:style-name="P88">36</text:p>
          </table:table-cell>
          <table:table-cell table:style-name="Table5.H6" office:value-type="string">
            <text:p text:style-name="P88">31</text:p>
          </table:table-cell>
          <table:table-cell table:style-name="Table5.I6" office:value-type="string">
            <text:p text:style-name="P88">90</text:p>
          </table:table-cell>
          <table:table-cell table:style-name="Table5.J6" office:value-type="string">
            <text:p text:style-name="P88">106</text:p>
          </table:table-cell>
          <table:table-cell table:style-name="Table5.K6" office:value-type="string">
            <text:p text:style-name="P88">6</text:p>
          </table:table-cell>
          <table:table-cell table:style-name="Table5.L6" office:value-type="string">
            <text:p text:style-name="P87"/>
          </table:table-cell>
          <table:table-cell table:style-name="Table5.M6" office:value-type="string">
            <text:p text:style-name="P87"/>
          </table:table-cell>
        </table:table-row>
        <table:table-row table:style-name="Table5.1">
          <table:table-cell table:style-name="Table5.A7" office:value-type="string">
            <text:p text:style-name="P15">5</text:p>
          </table:table-cell>
          <table:table-cell table:style-name="Table5.B7" office:value-type="string">
            <text:p text:style-name="P87">ETROPOL</text:p>
          </table:table-cell>
          <table:table-cell table:style-name="Table5.C7" office:value-type="string">
            <text:p text:style-name="P87">TETEVEN</text:p>
          </table:table-cell>
          <table:table-cell table:style-name="Table5.D7" office:value-type="string">
            <text:p text:style-name="P88">13</text:p>
          </table:table-cell>
          <table:table-cell table:style-name="Table5.E7" office:value-type="string">
            <text:p text:style-name="P88">4800</text:p>
          </table:table-cell>
          <table:table-cell table:style-name="Table5.F7" office:value-type="string">
            <text:p text:style-name="P88">6000</text:p>
          </table:table-cell>
          <table:table-cell table:style-name="Table5.G7" office:value-type="string">
            <text:p text:style-name="P88">73</text:p>
          </table:table-cell>
          <table:table-cell table:style-name="Table5.H7" office:value-type="string">
            <text:p text:style-name="P88">68</text:p>
          </table:table-cell>
          <table:table-cell table:style-name="Table5.I7" office:value-type="string">
            <text:p text:style-name="P88">90</text:p>
          </table:table-cell>
          <table:table-cell table:style-name="Table5.J7" office:value-type="string">
            <text:p text:style-name="P88">102</text:p>
          </table:table-cell>
          <table:table-cell table:style-name="Table5.K7" office:value-type="string">
            <text:p text:style-name="P88">8</text:p>
          </table:table-cell>
          <table:table-cell table:style-name="Table5.L7" office:value-type="string">
            <text:p text:style-name="P87"/>
          </table:table-cell>
          <table:table-cell table:style-name="Table5.M7" office:value-type="string">
            <text:p text:style-name="P87"/>
          </table:table-cell>
        </table:table-row>
        <table:table-row table:style-name="Table5.1">
          <table:table-cell table:style-name="Table5.A8" office:value-type="string">
            <text:p text:style-name="P15">6</text:p>
          </table:table-cell>
          <table:table-cell table:style-name="Table5.B8" office:value-type="string">
            <text:p text:style-name="P87">TETEVEN</text:p>
          </table:table-cell>
          <table:table-cell table:style-name="Table5.C8" office:value-type="string">
            <text:p text:style-name="P87">LOVECH</text:p>
          </table:table-cell>
          <table:table-cell table:style-name="Table5.D8" office:value-type="string">
            <text:p text:style-name="P88">25</text:p>
          </table:table-cell>
          <table:table-cell table:style-name="Table5.E8" office:value-type="string">
            <text:p text:style-name="P88">3700</text:p>
          </table:table-cell>
          <table:table-cell table:style-name="Table5.F8" office:value-type="string">
            <text:p text:style-name="P88">6000</text:p>
          </table:table-cell>
          <table:table-cell table:style-name="Table5.G8" office:value-type="string">
            <text:p text:style-name="P88">60</text:p>
          </table:table-cell>
          <table:table-cell table:style-name="Table5.H8" office:value-type="string">
            <text:p text:style-name="P88">55</text:p>
          </table:table-cell>
          <table:table-cell table:style-name="Table5.I8" office:value-type="string">
            <text:p text:style-name="P88">90</text:p>
          </table:table-cell>
          <table:table-cell table:style-name="Table5.J8" office:value-type="string">
            <text:p text:style-name="P88">104</text:p>
          </table:table-cell>
          <table:table-cell table:style-name="Table5.K8" office:value-type="string">
            <text:p text:style-name="P88">14</text:p>
          </table:table-cell>
          <table:table-cell table:style-name="Table5.L8" office:value-type="string">
            <text:p text:style-name="P87"/>
          </table:table-cell>
          <table:table-cell table:style-name="Table5.M8" office:value-type="string">
            <text:p text:style-name="P87"/>
          </table:table-cell>
        </table:table-row>
        <table:table-row table:style-name="Table5.1">
          <table:table-cell table:style-name="Table5.A9" office:value-type="string">
            <text:p text:style-name="P15">7</text:p>
          </table:table-cell>
          <table:table-cell table:style-name="Table5.B9" office:value-type="string">
            <text:p text:style-name="P87">LOVECH</text:p>
          </table:table-cell>
          <table:table-cell table:style-name="Table5.C9" office:value-type="string">
            <text:p text:style-name="P87">LBBO</text:p>
          </table:table-cell>
          <table:table-cell table:style-name="Table5.D9" office:value-type="string">
            <text:p text:style-name="P88">10</text:p>
          </table:table-cell>
          <table:table-cell table:style-name="Table5.E9" office:value-type="string">
            <text:p text:style-name="P88">3700</text:p>
          </table:table-cell>
          <table:table-cell table:style-name="Table5.F9" office:value-type="string">
            <text:p text:style-name="P88">2300</text:p>
          </table:table-cell>
          <table:table-cell table:style-name="Table5.G9" office:value-type="string">
            <text:p text:style-name="P88">354</text:p>
          </table:table-cell>
          <table:table-cell table:style-name="Table5.H9" office:value-type="string">
            <text:p text:style-name="P88">349</text:p>
          </table:table-cell>
          <table:table-cell table:style-name="Table5.I9" office:value-type="string">
            <text:p text:style-name="P88">90</text:p>
          </table:table-cell>
          <table:table-cell table:style-name="Table5.J9" office:value-type="string">
            <text:p text:style-name="P88">92</text:p>
          </table:table-cell>
          <table:table-cell table:style-name="Table5.K9" office:value-type="string">
            <text:p text:style-name="P88">7</text:p>
          </table:table-cell>
          <table:table-cell table:style-name="Table5.L9" office:value-type="string">
            <text:p text:style-name="P87"/>
          </table:table-cell>
          <table:table-cell table:style-name="Table5.M9" office:value-type="string">
            <text:p text:style-name="P87"/>
          </table:table-cell>
        </table:table-row>
        <table:table-row table:style-name="Table5.1">
          <table:table-cell table:style-name="Table5.A10" office:value-type="string">
            <text:p text:style-name="P15">8</text:p>
          </table:table-cell>
          <table:table-cell table:style-name="Table5.B10" office:value-type="string">
            <text:p text:style-name="P87">LBBO</text:p>
          </table:table-cell>
          <table:table-cell table:style-name="Table5.C10" office:value-type="string">
            <text:p text:style-name="P87">TOC</text:p>
          </table:table-cell>
          <table:table-cell table:style-name="Table5.D10" office:value-type="string">
            <text:p text:style-name="P88">10</text:p>
          </table:table-cell>
          <table:table-cell table:style-name="Table5.E10" office:value-type="string">
            <text:p text:style-name="P88">2000</text:p>
          </table:table-cell>
          <table:table-cell table:style-name="Table5.F10" office:value-type="string">
            <text:p text:style-name="P88">6000</text:p>
          </table:table-cell>
          <table:table-cell table:style-name="Table5.G10" office:value-type="string">
            <text:p text:style-name="P88">233</text:p>
          </table:table-cell>
          <table:table-cell table:style-name="Table5.H10" office:value-type="string">
            <text:p text:style-name="P88">228</text:p>
          </table:table-cell>
          <table:table-cell table:style-name="Table5.I10" office:value-type="string">
            <text:p text:style-name="P88">70</text:p>
          </table:table-cell>
          <table:table-cell table:style-name="Table5.J10" office:value-type="string">
            <text:p text:style-name="P88">74</text:p>
          </table:table-cell>
          <table:table-cell table:style-name="Table5.K10" office:value-type="string">
            <text:p text:style-name="P88">8</text:p>
          </table:table-cell>
          <table:table-cell table:style-name="Table5.L10" office:value-type="string">
            <text:p text:style-name="P87"/>
          </table:table-cell>
          <table:table-cell table:style-name="Table5.M10" office:value-type="string">
            <text:p text:style-name="P87"/>
          </table:table-cell>
        </table:table-row>
        <table:table-row table:style-name="Table5.1">
          <table:table-cell table:style-name="Table5.A11" office:value-type="string">
            <text:p text:style-name="P15">9</text:p>
          </table:table-cell>
          <table:table-cell table:style-name="Table5.B11" office:value-type="string">
            <text:p text:style-name="P87">TOC</text:p>
          </table:table-cell>
          <table:table-cell table:style-name="Table5.C11" office:value-type="string">
            <text:p text:style-name="P87">GOL</text:p>
          </table:table-cell>
          <table:table-cell table:style-name="Table5.D11" office:value-type="string">
            <text:p text:style-name="P88">14</text:p>
          </table:table-cell>
          <table:table-cell table:style-name="Table5.E11" office:value-type="string">
            <text:p text:style-name="P88">3700</text:p>
          </table:table-cell>
          <table:table-cell table:style-name="Table5.F11" office:value-type="string">
            <text:p text:style-name="P88">6000</text:p>
          </table:table-cell>
          <table:table-cell table:style-name="Table5.G11" office:value-type="string">
            <text:p text:style-name="P88">235</text:p>
          </table:table-cell>
          <table:table-cell table:style-name="Table5.H11" office:value-type="string">
            <text:p text:style-name="P88">230</text:p>
          </table:table-cell>
          <table:table-cell table:style-name="Table5.I11" office:value-type="string">
            <text:p text:style-name="P88">90</text:p>
          </table:table-cell>
          <table:table-cell table:style-name="Table5.J11" office:value-type="string">
            <text:p text:style-name="P88">93</text:p>
          </table:table-cell>
          <table:table-cell table:style-name="Table5.K11" office:value-type="string">
            <text:p text:style-name="P88">9</text:p>
          </table:table-cell>
          <table:table-cell table:style-name="Table5.L11" office:value-type="string">
            <text:p text:style-name="P87"/>
          </table:table-cell>
          <table:table-cell table:style-name="Table5.M11" office:value-type="string">
            <text:p text:style-name="P87"/>
          </table:table-cell>
        </table:table-row>
        <table:table-row table:style-name="Table5.1">
          <table:table-cell table:style-name="Table5.A13" office:value-type="string">
            <text:p text:style-name="P15">10</text:p>
          </table:table-cell>
          <table:table-cell table:style-name="Table5.B12" office:value-type="string">
            <text:p text:style-name="P87">GOL</text:p>
          </table:table-cell>
          <table:table-cell table:style-name="Table5.C12" office:value-type="string">
            <text:p text:style-name="P87">ETROPOL</text:p>
          </table:table-cell>
          <table:table-cell table:style-name="Table5.D12" office:value-type="string">
            <text:p text:style-name="P88">18</text:p>
          </table:table-cell>
          <table:table-cell table:style-name="Table5.E12" office:value-type="string">
            <text:p text:style-name="P88">3700</text:p>
          </table:table-cell>
          <table:table-cell table:style-name="Table5.F12" office:value-type="string">
            <text:p text:style-name="P88">6000</text:p>
          </table:table-cell>
          <table:table-cell table:style-name="Table5.G12" office:value-type="string">
            <text:p text:style-name="P88">210</text:p>
          </table:table-cell>
          <table:table-cell table:style-name="Table5.H12" office:value-type="string">
            <text:p text:style-name="P88">205</text:p>
          </table:table-cell>
          <table:table-cell table:style-name="Table5.I12" office:value-type="string">
            <text:p text:style-name="P88">90</text:p>
          </table:table-cell>
          <table:table-cell table:style-name="Table5.J12" office:value-type="string">
            <text:p text:style-name="P88">90</text:p>
          </table:table-cell>
          <table:table-cell table:style-name="Table5.K12" office:value-type="string">
            <text:p text:style-name="P88">12</text:p>
          </table:table-cell>
          <table:table-cell table:style-name="Table5.L13" office:value-type="string">
            <text:p text:style-name="P87"/>
          </table:table-cell>
          <table:table-cell table:style-name="Table5.M13" office:value-type="string">
            <text:p text:style-name="P87"/>
          </table:table-cell>
        </table:table-row>
        <table:table-row table:style-name="Table5.1">
          <table:table-cell table:style-name="Table5.A13" office:value-type="string">
            <text:p text:style-name="P84">11</text:p>
          </table:table-cell>
          <table:table-cell table:style-name="Table5.B13" office:value-type="string">
            <text:p text:style-name="P87">ETROPOL</text:p>
          </table:table-cell>
          <table:table-cell table:style-name="Table5.C13" office:value-type="string">
            <text:p text:style-name="P87">D.KAMAR</text:p>
          </table:table-cell>
          <table:table-cell table:style-name="Table5.D13" office:value-type="string">
            <text:p text:style-name="P88">10</text:p>
          </table:table-cell>
          <table:table-cell table:style-name="Table5.E13" office:value-type="string">
            <text:p text:style-name="P88">5000</text:p>
          </table:table-cell>
          <table:table-cell table:style-name="Table5.F13" office:value-type="string">
            <text:p text:style-name="P88">6000</text:p>
          </table:table-cell>
          <table:table-cell table:style-name="Table5.G13" office:value-type="string">
            <text:p text:style-name="P88">210</text:p>
          </table:table-cell>
          <table:table-cell table:style-name="Table5.H13" office:value-type="string">
            <text:p text:style-name="P88">205</text:p>
          </table:table-cell>
          <table:table-cell table:style-name="Table5.I13" office:value-type="string">
            <text:p text:style-name="P88">90</text:p>
          </table:table-cell>
          <table:table-cell table:style-name="Table5.J13" office:value-type="string">
            <text:p text:style-name="P88">90</text:p>
          </table:table-cell>
          <table:table-cell table:style-name="Table5.K13" office:value-type="string">
            <text:p text:style-name="P88">7</text:p>
          </table:table-cell>
          <table:table-cell table:style-name="Table5.L13" office:value-type="string">
            <text:p text:style-name="P87"/>
          </table:table-cell>
          <table:table-cell table:style-name="Table5.M13" office:value-type="string">
            <text:p text:style-name="P87"/>
          </table:table-cell>
        </table:table-row>
        <table:table-row table:style-name="Table5.1">
          <table:table-cell table:style-name="Table5.A14" office:value-type="string">
            <text:p text:style-name="P84">12</text:p>
          </table:table-cell>
          <table:table-cell table:style-name="Table5.B14" office:value-type="string">
            <text:p text:style-name="P87">D.KAMAR</text:p>
          </table:table-cell>
          <table:table-cell table:style-name="Table5.C14" office:value-type="string">
            <text:p text:style-name="P87">ULPAD</text:p>
          </table:table-cell>
          <table:table-cell table:style-name="Table5.D14" office:value-type="string">
            <text:p text:style-name="P88">7</text:p>
          </table:table-cell>
          <table:table-cell table:style-name="Table5.E14" office:value-type="string">
            <text:p text:style-name="P88">3500</text:p>
          </table:table-cell>
          <table:table-cell table:style-name="Table5.F14" office:value-type="string">
            <text:p text:style-name="P88">4500</text:p>
          </table:table-cell>
          <table:table-cell table:style-name="Table5.G14" office:value-type="string">
            <text:p text:style-name="P88">210</text:p>
          </table:table-cell>
          <table:table-cell table:style-name="Table5.H14" office:value-type="string">
            <text:p text:style-name="P88">205</text:p>
          </table:table-cell>
          <table:table-cell table:style-name="Table5.I14" office:value-type="string">
            <text:p text:style-name="P88">90</text:p>
          </table:table-cell>
          <table:table-cell table:style-name="Table5.J14" office:value-type="string">
            <text:p text:style-name="P88">87</text:p>
          </table:table-cell>
          <table:table-cell table:style-name="Table5.K14" office:value-type="string">
            <text:p text:style-name="P88">5</text:p>
          </table:table-cell>
          <table:table-cell table:style-name="Table5.L14" office:value-type="string">
            <text:p text:style-name="P87"/>
          </table:table-cell>
          <table:table-cell table:style-name="Table5.M14" office:value-type="string">
            <text:p text:style-name="P87"/>
          </table:table-cell>
        </table:table-row>
        <table:table-row table:style-name="Table5.1">
          <table:table-cell table:style-name="Table5.A15" office:value-type="string">
            <text:p text:style-name="P84">13</text:p>
          </table:table-cell>
          <table:table-cell table:style-name="Table5.B15" office:value-type="string">
            <text:p text:style-name="P87">ULPAD</text:p>
          </table:table-cell>
          <table:table-cell table:style-name="Table5.C15" office:value-type="string">
            <text:p text:style-name="P87">SOPED</text:p>
          </table:table-cell>
          <table:table-cell table:style-name="Table5.D15" office:value-type="string">
            <text:p text:style-name="P88">3</text:p>
          </table:table-cell>
          <table:table-cell table:style-name="Table5.E15" office:value-type="string">
            <text:p text:style-name="P88">3000</text:p>
          </table:table-cell>
          <table:table-cell table:style-name="Table5.F15" office:value-type="string">
            <text:p text:style-name="P88">3500</text:p>
          </table:table-cell>
          <table:table-cell table:style-name="Table5.G15" office:value-type="string">
            <text:p text:style-name="P88">287</text:p>
          </table:table-cell>
          <table:table-cell table:style-name="Table5.H15" office:value-type="string">
            <text:p text:style-name="P88">282</text:p>
          </table:table-cell>
          <table:table-cell table:style-name="Table5.I15" office:value-type="string">
            <text:p text:style-name="P88">90</text:p>
          </table:table-cell>
          <table:table-cell table:style-name="Table5.J15" office:value-type="string">
            <text:p text:style-name="P88">93</text:p>
          </table:table-cell>
          <table:table-cell table:style-name="Table5.K15" office:value-type="string">
            <text:p text:style-name="P88">2</text:p>
          </table:table-cell>
          <table:table-cell table:style-name="Table5.L15" office:value-type="string">
            <text:p text:style-name="P87"/>
          </table:table-cell>
          <table:table-cell table:style-name="Table5.M15" office:value-type="string">
            <text:p text:style-name="P87"/>
          </table:table-cell>
        </table:table-row>
        <table:table-row table:style-name="Table5.1">
          <table:table-cell table:style-name="Table5.A16" office:value-type="string">
            <text:p text:style-name="P84">14</text:p>
          </table:table-cell>
          <table:table-cell table:style-name="Table5.B16" office:value-type="string">
            <text:p text:style-name="P87">SOPED</text:p>
          </table:table-cell>
          <table:table-cell table:style-name="Table5.C16" office:value-type="string">
            <text:p text:style-name="P87">LBLS</text:p>
          </table:table-cell>
          <table:table-cell table:style-name="Table5.D16" office:value-type="string">
            <text:p text:style-name="P88">4</text:p>
          </table:table-cell>
          <table:table-cell table:style-name="Table5.E16" office:value-type="string">
            <text:p text:style-name="P88">2500</text:p>
          </table:table-cell>
          <table:table-cell table:style-name="Table5.F16" office:value-type="string">
            <text:p text:style-name="P88">3000</text:p>
          </table:table-cell>
          <table:table-cell table:style-name="Table5.G16" office:value-type="string">
            <text:p text:style-name="P88">287</text:p>
          </table:table-cell>
          <table:table-cell table:style-name="Table5.H16" office:value-type="string">
            <text:p text:style-name="P88">282</text:p>
          </table:table-cell>
          <table:table-cell table:style-name="Table5.I16" office:value-type="string">
            <text:p text:style-name="P88">75</text:p>
          </table:table-cell>
          <table:table-cell table:style-name="Table5.J16" office:value-type="string">
            <text:p text:style-name="P88">78</text:p>
          </table:table-cell>
          <table:table-cell table:style-name="Table5.K16" office:value-type="string">
            <text:p text:style-name="P88">3</text:p>
          </table:table-cell>
          <table:table-cell table:style-name="Table5.L16" office:value-type="string">
            <text:p text:style-name="P87"/>
          </table:table-cell>
          <table:table-cell table:style-name="Table5.M16" office:value-type="string">
            <text:p text:style-name="P87"/>
          </table:table-cell>
        </table:table-row>
      </table:table>
      <text:p text:style-name="Standard"/>
      <text:p text:style-name="P1"><text:soft-page-break/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DATE:</text:p>
          </table:table-cell>
          <table:table-cell table:style-name="Table2.A1" office:value-type="string">
            <text:p text:style-name="P37"><text:span text:style-name="T3">REGISTRATION</text:span>:</text:p>
          </table:table-cell>
          <table:table-cell table:style-name="Table2.C1" office:value-type="string">
            <text:p text:style-name="P35"><text:span text:style-name="T3">CALLSIGN</text:span>:</text:p>
          </table:table-cell>
        </table:table-row>
        <table:table-row table:style-name="Table2.1">
          <table:table-cell table:style-name="Table2.A2" office:value-type="string">
            <text:p text:style-name="P42">LEG:</text:p>
          </table:table-cell>
          <table:table-cell table:style-name="Table2.A2" office:value-type="string">
            <text:p text:style-name="P37"/>
          </table:table-cell>
          <table:table-cell table:style-name="Table2.C2" office:value-type="string">
            <text:p text:style-name="P35"/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7">1 US gal = 3.8 L</text:p>
              <text:p text:style-name="P9">1 US qt = 0.95 L</text:p>
            </table:table-cell>
            <table:table-cell table:style-name="Table3.B1" office:value-type="string">
              <text:p text:style-name="P70">Left tank</text:p>
            </table:table-cell>
            <table:table-cell table:style-name="Table3.B1" office:value-type="string">
              <text:p text:style-name="P70">Right tank</text:p>
            </table:table-cell>
            <table:table-cell table:style-name="Table3.D1" office:value-type="string">
              <text:p text:style-name="P70">Oil</text:p>
            </table:table-cell>
            <table:table-cell table:style-name="Table3.E1" office:value-type="string">
              <text:p text:style-name="P67"/>
            </table:table-cell>
            <table:table-cell table:style-name="Table3.E1" office:value-type="string">
              <text:p text:style-name="P77"/>
            </table:table-cell>
            <table:table-cell table:style-name="Table3.G1" office:value-type="string">
              <text:p text:style-name="P76">TACHOMETER</text:p>
            </table:table-cell>
            <table:table-cell table:style-name="Table3.H1" office:value-type="string">
              <text:p text:style-name="P76">HOBBS</text:p>
            </table:table-cell>
          </table:table-row>
        </table:table-header-rows>
        <table:table-row>
          <table:table-cell table:style-name="Table3.A2" office:value-type="string">
            <text:p text:style-name="P53">Before flight</text:p>
          </table:table-cell>
          <table:table-cell table:style-name="Table3.A2" office:value-type="string">
            <text:p text:style-name="P51">gal</text:p>
          </table:table-cell>
          <table:table-cell table:style-name="Table3.A2" office:value-type="string">
            <text:p text:style-name="P51">gal</text:p>
          </table:table-cell>
          <table:table-cell table:style-name="Table3.D2" office:value-type="string">
            <text:p text:style-name="P51">qt</text:p>
          </table:table-cell>
          <table:table-cell table:style-name="Table3.E1" office:value-type="string">
            <text:p text:style-name="P62"/>
          </table:table-cell>
          <table:table-cell table:style-name="Table3.F2" office:value-type="string">
            <text:p text:style-name="P32">BEFORE</text:p>
          </table:table-cell>
          <table:table-cell table:style-name="Table3.F2" office:value-type="string">
            <text:p text:style-name="P62"/>
          </table:table-cell>
          <table:table-cell table:style-name="Table3.H2" office:value-type="string">
            <text:p text:style-name="P62"/>
          </table:table-cell>
        </table:table-row>
        <table:table-row>
          <table:table-cell table:style-name="Table3.A3" office:value-type="string">
            <text:p text:style-name="P55">ADDED</text:p>
          </table:table-cell>
          <table:table-cell table:style-name="Table3.B3" office:value-type="string">
            <text:p text:style-name="P49">l</text:p>
          </table:table-cell>
          <table:table-cell table:style-name="Table3.C3" office:value-type="string">
            <text:p text:style-name="P49">l</text:p>
          </table:table-cell>
          <table:table-cell table:style-name="Table3.D3" office:value-type="string">
            <text:p text:style-name="P51">l</text:p>
          </table:table-cell>
          <table:table-cell table:style-name="Table3.E1" office:value-type="string">
            <text:p text:style-name="P62"/>
          </table:table-cell>
          <table:table-cell table:style-name="Table3.F3" office:value-type="string">
            <text:p text:style-name="P32">AFTER</text:p>
          </table:table-cell>
          <table:table-cell table:style-name="Table3.F3" office:value-type="string">
            <text:p text:style-name="P62"/>
          </table:table-cell>
          <table:table-cell table:style-name="Table3.H3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3">After flight</text:p>
          </table:table-cell>
          <table:table-cell table:style-name="Table3.A2" office:value-type="string">
            <text:p text:style-name="P49">gal</text:p>
          </table:table-cell>
          <table:table-cell table:style-name="Table3.A2" office:value-type="string">
            <text:p text:style-name="P49">gal</text:p>
          </table:table-cell>
          <table:table-cell table:style-name="Table3.D2" office:value-type="string">
            <text:p text:style-name="P51">qt</text:p>
          </table:table-cell>
          <table:table-cell table:style-name="Table3.E1" office:value-type="string">
            <text:p text:style-name="P62"/>
          </table:table-cell>
          <table:table-cell table:style-name="Table3.F4" office:value-type="string">
            <text:p text:style-name="P5">SQUAWK:</text:p>
          </table:table-cell>
          <table:table-cell table:style-name="Table3.G4" table:number-columns-spanned="2" office:value-type="string">
            <text:p text:style-name="P5"/>
          </table:table-cell>
          <table:covered-table-cell/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72">D<text:span text:style-name="T1">EPART</text:span></text:p>
            </table:table-cell>
            <table:table-cell table:style-name="Table4.A1" office:value-type="string">
              <text:p text:style-name="P74">ATIS/</text:p>
            </table:table-cell>
            <table:table-cell table:style-name="Table4.C1" office:value-type="string">
              <text:p text:style-name="P74">ARRIVAL</text:p>
            </table:table-cell>
            <table:table-cell table:style-name="Table4.D1" office:value-type="string">
              <text:p text:style-name="P77"/>
            </table:table-cell>
            <table:table-cell table:style-name="Table4.E1" table:number-columns-spanned="2" office:value-type="string">
              <text:p text:style-name="P76">TIME</text:p>
            </table:table-cell>
            <table:covered-table-cell/>
            <table:table-cell table:style-name="Table4.G1" office:value-type="string">
              <text:p text:style-name="P77">UTC</text:p>
            </table:table-cell>
            <table:table-cell table:style-name="Table4.G1" office:value-type="string">
              <text:p text:style-name="P30">DIFF</text:p>
            </table:table-cell>
          </table:table-row>
        </table:table-header-rows>
        <table:table-row>
          <table:table-cell table:style-name="Table4.A2" office:value-type="string">
            <text:p text:style-name="P47"/>
          </table:table-cell>
          <table:table-cell table:style-name="Table4.B2" office:value-type="string">
            <text:p text:style-name="P22">INFO</text:p>
          </table:table-cell>
          <table:table-cell table:style-name="Table4.C2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table:number-columns-spanned="2" office:value-type="string">
            <text:p text:style-name="P61">SHUTDOWN</text:p>
          </table:table-cell>
          <table:covered-table-cell/>
          <table:table-cell table:style-name="Table4.G2" office:value-type="string">
            <text:p text:style-name="P62"/>
          </table:table-cell>
          <table:table-cell table:style-name="Table4.D1" office:value-type="string">
            <text:p text:style-name="P62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TIME</text:p>
          </table:table-cell>
          <table:table-cell table:style-name="Table4.C3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3" table:number-columns-spanned="2" office:value-type="string">
            <text:p text:style-name="P28">STARTUP</text:p>
          </table:table-cell>
          <table:covered-table-cell/>
          <table:table-cell table:style-name="Table4.G3" office:value-type="string">
            <text:p text:style-name="P62"/>
          </table:table-cell>
          <table:table-cell table:style-name="Table4.H3" office:value-type="string">
            <text:p text:style-name="P62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APP</text:p>
          </table:table-cell>
          <table:table-cell table:style-name="Table4.C4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4" table:number-columns-spanned="2" office:value-type="string">
            <text:p text:style-name="P61">ON CHOCKS</text:p>
          </table:table-cell>
          <table:covered-table-cell/>
          <table:table-cell table:style-name="Table4.G4" office:value-type="string">
            <text:p text:style-name="P62"/>
          </table:table-cell>
          <table:table-cell table:style-name="Table4.D1" office:value-type="string">
            <text:p text:style-name="P63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RWY</text:p>
          </table:table-cell>
          <table:table-cell table:style-name="Table4.C5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5" table:number-columns-spanned="2" office:value-type="string">
            <text:p text:style-name="P28">OFF CHOCKS</text:p>
          </table:table-cell>
          <table:covered-table-cell/>
          <table:table-cell table:style-name="Table4.G5" office:value-type="string">
            <text:p text:style-name="P62"/>
          </table:table-cell>
          <table:table-cell table:style-name="Table4.H3" office:value-type="string">
            <text:p text:style-name="P64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TL</text:p>
          </table:table-cell>
          <table:table-cell table:style-name="Table4.C6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table:number-columns-spanned="2" office:value-type="string">
            <text:p text:style-name="P61">LANDING</text:p>
          </table:table-cell>
          <table:covered-table-cell/>
          <table:table-cell table:style-name="Table4.G2" office:value-type="string">
            <text:p text:style-name="P62"/>
          </table:table-cell>
          <table:table-cell table:style-name="Table4.D1" office:value-type="string">
            <text:p text:style-name="P62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WIND</text:p>
          </table:table-cell>
          <table:table-cell table:style-name="Table4.C7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table:number-columns-spanned="2" office:value-type="string">
            <text:p text:style-name="P28">TAKEOFF</text:p>
          </table:table-cell>
          <table:covered-table-cell/>
          <table:table-cell table:style-name="Table4.G2" office:value-type="string">
            <text:p text:style-name="P62"/>
          </table:table-cell>
          <table:table-cell table:style-name="Table4.H7" office:value-type="string">
            <text:p text:style-name="P62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VISIBI</text:p>
          </table:table-cell>
          <table:table-cell table:style-name="Table4.C8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57"/>
          </table:table-cell>
          <table:table-cell table:style-name="Table4.D1" office:value-type="string">
            <text:p text:style-name="P57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62"/>
          </table:table-cell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CLOUDS</text:p>
          </table:table-cell>
          <table:table-cell table:style-name="Table4.C9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9" table:number-columns-spanned="2" office:value-type="string">
            <text:p text:style-name="P25"/>
          </table:table-cell>
          <table:covered-table-cell/>
          <table:table-cell table:style-name="Table4.E9" table:number-columns-spanned="2" office:value-type="string">
            <text:p text:style-name="P26"/>
          </table:table-cell>
          <table:covered-table-cell/>
        </table:table-row>
        <table:table-row>
          <table:table-cell table:style-name="Table4.A10" office:value-type="string">
            <text:p text:style-name="P47"/>
          </table:table-cell>
          <table:table-cell table:style-name="Table4.B2" office:value-type="string">
            <text:p text:style-name="P22">t<text:span text:style-name="T2">°</text:span>/ dp<text:span text:style-name="T2">°</text:span></text:p>
          </table:table-cell>
          <table:table-cell table:style-name="Table4.C10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1" table:number-columns-spanned="2" office:value-type="string">
            <text:p text:style-name="P25">DEPARTURE</text:p>
          </table:table-cell>
          <table:covered-table-cell/>
          <table:table-cell table:style-name="Table4.G1" table:number-columns-spanned="2" office:value-type="string">
            <text:p text:style-name="P25">ARRIVAL</text:p>
          </table:table-cell>
          <table:covered-table-cell/>
        </table:table-row>
        <table:table-row>
          <table:table-cell table:style-name="Table4.A11" office:value-type="string">
            <text:p text:style-name="P47"/>
          </table:table-cell>
          <table:table-cell table:style-name="Table4.B2" office:value-type="string">
            <text:p text:style-name="P22">QNH</text:p>
          </table:table-cell>
          <table:table-cell table:style-name="Table4.C11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office:value-type="string">
            <text:p text:style-name="P39">ATIS</text:p>
          </table:table-cell>
          <table:table-cell table:style-name="Table4.E2" office:value-type="string">
            <text:p text:style-name="P43"/>
          </table:table-cell>
          <table:table-cell table:style-name="Table4.E2" office:value-type="string">
            <text:p text:style-name="P39">ATIS</text:p>
          </table:table-cell>
          <table:table-cell table:style-name="Table4.G2" office:value-type="string">
            <text:p text:style-name="P19"/>
          </table:table-cell>
        </table:table-row>
        <table:table-row>
          <table:table-cell table:style-name="Table4.A12" office:value-type="string">
            <text:p text:style-name="P47"/>
          </table:table-cell>
          <table:table-cell table:style-name="Table4.B12" office:value-type="string">
            <text:p text:style-name="P22">RMK</text:p>
          </table:table-cell>
          <table:table-cell table:style-name="Table4.C12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office:value-type="string">
            <text:p text:style-name="P39">GRND</text:p>
          </table:table-cell>
          <table:table-cell table:style-name="Table4.E2" office:value-type="string">
            <text:p text:style-name="P43"/>
          </table:table-cell>
          <table:table-cell table:style-name="Table4.E2" office:value-type="string">
            <text:p text:style-name="P39">GRND</text:p>
          </table:table-cell>
          <table:table-cell table:style-name="Table4.G2" office:value-type="string">
            <text:p text:style-name="P62"/>
          </table:table-cell>
        </table:table-row>
        <table:table-row>
          <table:table-cell table:style-name="Table4.A13" office:value-type="string">
            <text:p text:style-name="P47"/>
          </table:table-cell>
          <table:table-cell table:style-name="Table4.E4" office:value-type="string">
            <text:p text:style-name="P22">ELEV</text:p>
          </table:table-cell>
          <table:table-cell table:style-name="Table4.C13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office:value-type="string">
            <text:p text:style-name="P39">TWR</text:p>
          </table:table-cell>
          <table:table-cell table:style-name="Table4.E2" office:value-type="string">
            <text:p text:style-name="P43"/>
          </table:table-cell>
          <table:table-cell table:style-name="Table4.E2" office:value-type="string">
            <text:p text:style-name="P39">TWR</text:p>
          </table:table-cell>
          <table:table-cell table:style-name="Table4.G2" office:value-type="string">
            <text:p text:style-name="P90"/>
          </table:table-cell>
        </table:table-row>
        <table:table-row>
          <table:table-cell table:style-name="Table4.A14" office:value-type="string">
            <text:p text:style-name="P47"/>
          </table:table-cell>
          <table:table-cell table:style-name="Table4.E4" office:value-type="string">
            <text:p text:style-name="P22">RWYs</text:p>
          </table:table-cell>
          <table:table-cell table:style-name="Table4.C14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office:value-type="string">
            <text:p text:style-name="P39">RADAR</text:p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39">RADAR</text:p>
          </table:table-cell>
          <table:table-cell table:style-name="Table4.G2" office:value-type="string">
            <text:p text:style-name="P62"/>
          </table:table-cell>
        </table:table-row>
        <table:table-row>
          <table:table-cell table:style-name="Table4.A15" office:value-type="string">
            <text:p text:style-name="P47"/>
          </table:table-cell>
          <table:table-cell table:style-name="Table4.E4" office:value-type="string">
            <text:p text:style-name="P22">TPA</text:p>
          </table:table-cell>
          <table:table-cell table:style-name="Table4.C15" office:value-type="string">
            <text:p text:style-name="P47"/>
          </table:table-cell>
          <table:table-cell table:style-name="Table4.D1" office:value-type="string">
            <text:p text:style-name="P62"/>
          </table:table-cell>
          <table:table-cell table:style-name="Table4.E2" office:value-type="string">
            <text:p text:style-name="P39">FIS/ACC</text:p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39">FIS/ACC</text:p>
          </table:table-cell>
          <table:table-cell table:style-name="Table4.G2" office:value-type="string">
            <text:p text:style-name="P62"/>
          </table:table-cell>
        </table:table-row>
      </table:table>
      <text:p text:style-name="P19"/>
      <text:p text:style-name="P19"/>
      <table:table table:name="Table6" table:style-name="Table6">
        <table:table-column table:style-name="Table6.A"/>
        <table:table-column table:style-name="Table6.B" table:number-columns-repeated="2"/>
        <table:table-column table:style-name="Table6.D" table:number-columns-repeated="3"/>
        <table:table-column table:style-name="Table6.G" table:number-columns-repeated="5"/>
        <table:table-column table:style-name="Table6.L" table:number-columns-repeated="2"/>
        <table:table-row table:style-name="Table6.1">
          <table:table-cell table:style-name="Table6.A1" table:number-rows-spanned="2" office:value-type="string">
            <text:p text:style-name="P80">N:</text:p>
          </table:table-cell>
          <table:table-cell table:style-name="Table6.B1" table:number-columns-spanned="2" office:value-type="string">
            <text:p text:style-name="P80">STAGE</text:p>
          </table:table-cell>
          <table:covered-table-cell/>
          <table:table-cell table:style-name="Table6.A1" table:number-rows-spanned="2" office:value-type="string">
            <text:p text:style-name="P80">DIST</text:p>
          </table:table-cell>
          <table:table-cell table:style-name="Table6.A1" table:number-rows-spanned="2" office:value-type="string">
            <text:p text:style-name="P80">MSA</text:p>
          </table:table-cell>
          <table:table-cell table:style-name="Table6.A1" table:number-rows-spanned="2" office:value-type="string">
            <text:p text:style-name="P80">ALT</text:p>
          </table:table-cell>
          <table:table-cell table:style-name="Table6.A1" table:number-rows-spanned="2" office:value-type="string">
            <text:p text:style-name="P83">HDG</text:p>
            <text:p text:style-name="P83">(M)</text:p>
          </table:table-cell>
          <table:table-cell table:style-name="Table6.A1" table:number-rows-spanned="2" office:value-type="string">
            <text:p text:style-name="P11"><text:span text:style-name="T4">HDG<text:line-break/></text:span><text:span text:style-name="T5">(T)</text:span></text:p>
          </table:table-cell>
          <table:table-cell table:style-name="Table6.A1" table:number-rows-spanned="2" office:value-type="string">
            <text:p text:style-name="P80">IAS</text:p>
          </table:table-cell>
          <table:table-cell table:style-name="Table6.A1" table:number-rows-spanned="2" office:value-type="string">
            <text:p text:style-name="P80">GS</text:p>
          </table:table-cell>
          <table:table-cell table:style-name="Table6.A1" table:number-rows-spanned="2" office:value-type="string">
            <text:p text:style-name="P80">ETE</text:p>
          </table:table-cell>
          <table:table-cell table:style-name="Table6.B1" office:value-type="string">
            <text:p text:style-name="P80">ETA</text:p>
          </table:table-cell>
          <table:table-cell table:style-name="Table6.M1" table:number-rows-spanned="2" office:value-type="string">
            <text:p text:style-name="P81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80">FROM</text:p>
          </table:table-cell>
          <table:table-cell table:style-name="Table6.B2" office:value-type="string">
            <text:p text:style-name="P80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4"/>
          </table:table-cell>
          <table:covered-table-cell/>
        </table:table-row>
        <table:table-row table:style-name="Table6.1">
          <table:table-cell table:style-name="Table6.A3" office:value-type="string">
            <text:p text:style-name="P16">1</text:p>
          </table:table-cell>
          <table:table-cell table:style-name="Table6.B3" office:value-type="string">
            <text:p text:style-name="P13"/>
          </table:table-cell>
          <table:table-cell table:style-name="Table6.C3" office:value-type="string">
            <text:p text:style-name="P13"/>
          </table:table-cell>
          <table:table-cell table:style-name="Table6.D3" office:value-type="string">
            <text:p text:style-name="P16"/>
          </table:table-cell>
          <table:table-cell table:style-name="Table6.E3" office:value-type="string">
            <text:p text:style-name="P16"/>
          </table:table-cell>
          <table:table-cell table:style-name="Table6.F3" office:value-type="string">
            <text:p text:style-name="P16"/>
          </table:table-cell>
          <table:table-cell table:style-name="Table6.G3" office:value-type="string">
            <text:p text:style-name="P16"/>
          </table:table-cell>
          <table:table-cell table:style-name="Table6.H3" office:value-type="string">
            <text:p text:style-name="P16"/>
          </table:table-cell>
          <table:table-cell table:style-name="Table6.I3" office:value-type="string">
            <text:p text:style-name="P16"/>
          </table:table-cell>
          <table:table-cell table:style-name="Table6.J3" office:value-type="string">
            <text:p text:style-name="P16"/>
          </table:table-cell>
          <table:table-cell table:style-name="Table6.K3" office:value-type="string">
            <text:p text:style-name="P16"/>
          </table:table-cell>
          <table:table-cell table:style-name="Table6.L3" office:value-type="string">
            <text:p text:style-name="P13"/>
          </table:table-cell>
          <table:table-cell table:style-name="Table6.M3" office:value-type="string">
            <text:p text:style-name="P13"/>
          </table:table-cell>
        </table:table-row>
        <table:table-row table:style-name="Table6.1">
          <table:table-cell table:style-name="Table6.A4" office:value-type="string">
            <text:p text:style-name="P16">2</text:p>
          </table:table-cell>
          <table:table-cell table:style-name="Table6.B4" office:value-type="string">
            <text:p text:style-name="P13"/>
          </table:table-cell>
          <table:table-cell table:style-name="Table6.C4" office:value-type="string">
            <text:p text:style-name="P13"/>
          </table:table-cell>
          <table:table-cell table:style-name="Table6.D4" office:value-type="string">
            <text:p text:style-name="P16"/>
          </table:table-cell>
          <table:table-cell table:style-name="Table6.E4" office:value-type="string">
            <text:p text:style-name="P16"/>
          </table:table-cell>
          <table:table-cell table:style-name="Table6.F4" office:value-type="string">
            <text:p text:style-name="P16"/>
          </table:table-cell>
          <table:table-cell table:style-name="Table6.G4" office:value-type="string">
            <text:p text:style-name="P16"/>
          </table:table-cell>
          <table:table-cell table:style-name="Table6.H4" office:value-type="string">
            <text:p text:style-name="P16"/>
          </table:table-cell>
          <table:table-cell table:style-name="Table6.I4" office:value-type="string">
            <text:p text:style-name="P16"/>
          </table:table-cell>
          <table:table-cell table:style-name="Table6.J4" office:value-type="string">
            <text:p text:style-name="P16"/>
          </table:table-cell>
          <table:table-cell table:style-name="Table6.K4" office:value-type="string">
            <text:p text:style-name="P16"/>
          </table:table-cell>
          <table:table-cell table:style-name="Table6.L4" office:value-type="string">
            <text:p text:style-name="P13"/>
          </table:table-cell>
          <table:table-cell table:style-name="Table6.M4" office:value-type="string">
            <text:p text:style-name="P13"/>
          </table:table-cell>
        </table:table-row>
        <table:table-row table:style-name="Table6.1">
          <table:table-cell table:style-name="Table6.A5" office:value-type="string">
            <text:p text:style-name="P16">3</text:p>
          </table:table-cell>
          <table:table-cell table:style-name="Table6.B5" office:value-type="string">
            <text:p text:style-name="P13"/>
          </table:table-cell>
          <table:table-cell table:style-name="Table6.C5" office:value-type="string">
            <text:p text:style-name="P13"/>
          </table:table-cell>
          <table:table-cell table:style-name="Table6.D5" office:value-type="string">
            <text:p text:style-name="P16"/>
          </table:table-cell>
          <table:table-cell table:style-name="Table6.E5" office:value-type="string">
            <text:p text:style-name="P16"/>
          </table:table-cell>
          <table:table-cell table:style-name="Table6.F5" office:value-type="string">
            <text:p text:style-name="P16"/>
          </table:table-cell>
          <table:table-cell table:style-name="Table6.G5" office:value-type="string">
            <text:p text:style-name="P16"/>
          </table:table-cell>
          <table:table-cell table:style-name="Table6.H5" office:value-type="string">
            <text:p text:style-name="P16"/>
          </table:table-cell>
          <table:table-cell table:style-name="Table6.I5" office:value-type="string">
            <text:p text:style-name="P16"/>
          </table:table-cell>
          <table:table-cell table:style-name="Table6.J5" office:value-type="string">
            <text:p text:style-name="P16"/>
          </table:table-cell>
          <table:table-cell table:style-name="Table6.K5" office:value-type="string">
            <text:p text:style-name="P16"/>
          </table:table-cell>
          <table:table-cell table:style-name="Table6.L5" office:value-type="string">
            <text:p text:style-name="P13"/>
          </table:table-cell>
          <table:table-cell table:style-name="Table6.M5" office:value-type="string">
            <text:p text:style-name="P13"/>
          </table:table-cell>
        </table:table-row>
        <table:table-row table:style-name="Table6.1">
          <table:table-cell table:style-name="Table6.A6" office:value-type="string">
            <text:p text:style-name="P16">4</text:p>
          </table:table-cell>
          <table:table-cell table:style-name="Table6.B6" office:value-type="string">
            <text:p text:style-name="P13"/>
          </table:table-cell>
          <table:table-cell table:style-name="Table6.C6" office:value-type="string">
            <text:p text:style-name="P13"/>
          </table:table-cell>
          <table:table-cell table:style-name="Table6.D6" office:value-type="string">
            <text:p text:style-name="P16"/>
          </table:table-cell>
          <table:table-cell table:style-name="Table6.E6" office:value-type="string">
            <text:p text:style-name="P16"/>
          </table:table-cell>
          <table:table-cell table:style-name="Table6.F6" office:value-type="string">
            <text:p text:style-name="P16"/>
          </table:table-cell>
          <table:table-cell table:style-name="Table6.G6" office:value-type="string">
            <text:p text:style-name="P16"/>
          </table:table-cell>
          <table:table-cell table:style-name="Table6.H6" office:value-type="string">
            <text:p text:style-name="P16"/>
          </table:table-cell>
          <table:table-cell table:style-name="Table6.I6" office:value-type="string">
            <text:p text:style-name="P16"/>
          </table:table-cell>
          <table:table-cell table:style-name="Table6.J6" office:value-type="string">
            <text:p text:style-name="P16"/>
          </table:table-cell>
          <table:table-cell table:style-name="Table6.K6" office:value-type="string">
            <text:p text:style-name="P16"/>
          </table:table-cell>
          <table:table-cell table:style-name="Table6.L6" office:value-type="string">
            <text:p text:style-name="P13"/>
          </table:table-cell>
          <table:table-cell table:style-name="Table6.M6" office:value-type="string">
            <text:p text:style-name="P13"/>
          </table:table-cell>
        </table:table-row>
        <table:table-row table:style-name="Table6.1">
          <table:table-cell table:style-name="Table6.A7" office:value-type="string">
            <text:p text:style-name="P16">5</text:p>
          </table:table-cell>
          <table:table-cell table:style-name="Table6.B7" office:value-type="string">
            <text:p text:style-name="P13"/>
          </table:table-cell>
          <table:table-cell table:style-name="Table6.C7" office:value-type="string">
            <text:p text:style-name="P13"/>
          </table:table-cell>
          <table:table-cell table:style-name="Table6.D7" office:value-type="string">
            <text:p text:style-name="P16"/>
          </table:table-cell>
          <table:table-cell table:style-name="Table6.E7" office:value-type="string">
            <text:p text:style-name="P16"/>
          </table:table-cell>
          <table:table-cell table:style-name="Table6.F7" office:value-type="string">
            <text:p text:style-name="P16"/>
          </table:table-cell>
          <table:table-cell table:style-name="Table6.G7" office:value-type="string">
            <text:p text:style-name="P16"/>
          </table:table-cell>
          <table:table-cell table:style-name="Table6.H7" office:value-type="string">
            <text:p text:style-name="P16"/>
          </table:table-cell>
          <table:table-cell table:style-name="Table6.I7" office:value-type="string">
            <text:p text:style-name="P16"/>
          </table:table-cell>
          <table:table-cell table:style-name="Table6.J7" office:value-type="string">
            <text:p text:style-name="P16"/>
          </table:table-cell>
          <table:table-cell table:style-name="Table6.K7" office:value-type="string">
            <text:p text:style-name="P16"/>
          </table:table-cell>
          <table:table-cell table:style-name="Table6.L7" office:value-type="string">
            <text:p text:style-name="P13"/>
          </table:table-cell>
          <table:table-cell table:style-name="Table6.M7" office:value-type="string">
            <text:p text:style-name="P13"/>
          </table:table-cell>
        </table:table-row>
        <table:table-row table:style-name="Table6.1">
          <table:table-cell table:style-name="Table6.A8" office:value-type="string">
            <text:p text:style-name="P16">6</text:p>
          </table:table-cell>
          <table:table-cell table:style-name="Table6.B8" office:value-type="string">
            <text:p text:style-name="P13"/>
          </table:table-cell>
          <table:table-cell table:style-name="Table6.C8" office:value-type="string">
            <text:p text:style-name="P13"/>
          </table:table-cell>
          <table:table-cell table:style-name="Table6.D8" office:value-type="string">
            <text:p text:style-name="P16"/>
          </table:table-cell>
          <table:table-cell table:style-name="Table6.E8" office:value-type="string">
            <text:p text:style-name="P16"/>
          </table:table-cell>
          <table:table-cell table:style-name="Table6.F8" office:value-type="string">
            <text:p text:style-name="P16"/>
          </table:table-cell>
          <table:table-cell table:style-name="Table6.G8" office:value-type="string">
            <text:p text:style-name="P16"/>
          </table:table-cell>
          <table:table-cell table:style-name="Table6.H8" office:value-type="string">
            <text:p text:style-name="P16"/>
          </table:table-cell>
          <table:table-cell table:style-name="Table6.I8" office:value-type="string">
            <text:p text:style-name="P16"/>
          </table:table-cell>
          <table:table-cell table:style-name="Table6.J8" office:value-type="string">
            <text:p text:style-name="P16"/>
          </table:table-cell>
          <table:table-cell table:style-name="Table6.K8" office:value-type="string">
            <text:p text:style-name="P16"/>
          </table:table-cell>
          <table:table-cell table:style-name="Table6.L8" office:value-type="string">
            <text:p text:style-name="P13"/>
          </table:table-cell>
          <table:table-cell table:style-name="Table6.M8" office:value-type="string">
            <text:p text:style-name="P13"/>
          </table:table-cell>
        </table:table-row>
        <table:table-row table:style-name="Table6.1">
          <table:table-cell table:style-name="Table6.A9" office:value-type="string">
            <text:p text:style-name="P16">7</text:p>
          </table:table-cell>
          <table:table-cell table:style-name="Table6.B9" office:value-type="string">
            <text:p text:style-name="P13"/>
          </table:table-cell>
          <table:table-cell table:style-name="Table6.C9" office:value-type="string">
            <text:p text:style-name="P13"/>
          </table:table-cell>
          <table:table-cell table:style-name="Table6.D9" office:value-type="string">
            <text:p text:style-name="P16"/>
          </table:table-cell>
          <table:table-cell table:style-name="Table6.E9" office:value-type="string">
            <text:p text:style-name="P16"/>
          </table:table-cell>
          <table:table-cell table:style-name="Table6.F9" office:value-type="string">
            <text:p text:style-name="P16"/>
          </table:table-cell>
          <table:table-cell table:style-name="Table6.G9" office:value-type="string">
            <text:p text:style-name="P16"/>
          </table:table-cell>
          <table:table-cell table:style-name="Table6.H9" office:value-type="string">
            <text:p text:style-name="P16"/>
          </table:table-cell>
          <table:table-cell table:style-name="Table6.I9" office:value-type="string">
            <text:p text:style-name="P16"/>
          </table:table-cell>
          <table:table-cell table:style-name="Table6.J9" office:value-type="string">
            <text:p text:style-name="P16"/>
          </table:table-cell>
          <table:table-cell table:style-name="Table6.K9" office:value-type="string">
            <text:p text:style-name="P16"/>
          </table:table-cell>
          <table:table-cell table:style-name="Table6.L9" office:value-type="string">
            <text:p text:style-name="P13"/>
          </table:table-cell>
          <table:table-cell table:style-name="Table6.M9" office:value-type="string">
            <text:p text:style-name="P13"/>
          </table:table-cell>
        </table:table-row>
        <table:table-row table:style-name="Table6.1">
          <table:table-cell table:style-name="Table6.A10" office:value-type="string">
            <text:p text:style-name="P16">8</text:p>
          </table:table-cell>
          <table:table-cell table:style-name="Table6.B10" office:value-type="string">
            <text:p text:style-name="P13"/>
          </table:table-cell>
          <table:table-cell table:style-name="Table6.C10" office:value-type="string">
            <text:p text:style-name="P13"/>
          </table:table-cell>
          <table:table-cell table:style-name="Table6.D10" office:value-type="string">
            <text:p text:style-name="P16"/>
          </table:table-cell>
          <table:table-cell table:style-name="Table6.E10" office:value-type="string">
            <text:p text:style-name="P16"/>
          </table:table-cell>
          <table:table-cell table:style-name="Table6.F10" office:value-type="string">
            <text:p text:style-name="P16"/>
          </table:table-cell>
          <table:table-cell table:style-name="Table6.G10" office:value-type="string">
            <text:p text:style-name="P16"/>
          </table:table-cell>
          <table:table-cell table:style-name="Table6.H10" office:value-type="string">
            <text:p text:style-name="P16"/>
          </table:table-cell>
          <table:table-cell table:style-name="Table6.I10" office:value-type="string">
            <text:p text:style-name="P16"/>
          </table:table-cell>
          <table:table-cell table:style-name="Table6.J10" office:value-type="string">
            <text:p text:style-name="P16"/>
          </table:table-cell>
          <table:table-cell table:style-name="Table6.K10" office:value-type="string">
            <text:p text:style-name="P16"/>
          </table:table-cell>
          <table:table-cell table:style-name="Table6.L10" office:value-type="string">
            <text:p text:style-name="P13"/>
          </table:table-cell>
          <table:table-cell table:style-name="Table6.M10" office:value-type="string">
            <text:p text:style-name="P13"/>
          </table:table-cell>
        </table:table-row>
        <table:table-row table:style-name="Table6.1">
          <table:table-cell table:style-name="Table6.A11" office:value-type="string">
            <text:p text:style-name="P16">9</text:p>
          </table:table-cell>
          <table:table-cell table:style-name="Table6.B11" office:value-type="string">
            <text:p text:style-name="P13"/>
          </table:table-cell>
          <table:table-cell table:style-name="Table6.C11" office:value-type="string">
            <text:p text:style-name="P13"/>
          </table:table-cell>
          <table:table-cell table:style-name="Table6.D11" office:value-type="string">
            <text:p text:style-name="P16"/>
          </table:table-cell>
          <table:table-cell table:style-name="Table6.E11" office:value-type="string">
            <text:p text:style-name="P16"/>
          </table:table-cell>
          <table:table-cell table:style-name="Table6.F11" office:value-type="string">
            <text:p text:style-name="P16"/>
          </table:table-cell>
          <table:table-cell table:style-name="Table6.G11" office:value-type="string">
            <text:p text:style-name="P16"/>
          </table:table-cell>
          <table:table-cell table:style-name="Table6.H11" office:value-type="string">
            <text:p text:style-name="P16"/>
          </table:table-cell>
          <table:table-cell table:style-name="Table6.I11" office:value-type="string">
            <text:p text:style-name="P16"/>
          </table:table-cell>
          <table:table-cell table:style-name="Table6.J11" office:value-type="string">
            <text:p text:style-name="P16"/>
          </table:table-cell>
          <table:table-cell table:style-name="Table6.K11" office:value-type="string">
            <text:p text:style-name="P16"/>
          </table:table-cell>
          <table:table-cell table:style-name="Table6.L11" office:value-type="string">
            <text:p text:style-name="P13"/>
          </table:table-cell>
          <table:table-cell table:style-name="Table6.M11" office:value-type="string">
            <text:p text:style-name="P13"/>
          </table:table-cell>
        </table:table-row>
        <table:table-row table:style-name="Table6.1">
          <table:table-cell table:style-name="Table6.A12" office:value-type="string">
            <text:p text:style-name="P16">10</text:p>
          </table:table-cell>
          <table:table-cell table:style-name="Table6.B12" office:value-type="string">
            <text:p text:style-name="P13"/>
          </table:table-cell>
          <table:table-cell table:style-name="Table6.C12" office:value-type="string">
            <text:p text:style-name="P13"/>
          </table:table-cell>
          <table:table-cell table:style-name="Table6.D12" office:value-type="string">
            <text:p text:style-name="P16"/>
          </table:table-cell>
          <table:table-cell table:style-name="Table6.E12" office:value-type="string">
            <text:p text:style-name="P16"/>
          </table:table-cell>
          <table:table-cell table:style-name="Table6.F12" office:value-type="string">
            <text:p text:style-name="P16"/>
          </table:table-cell>
          <table:table-cell table:style-name="Table6.G12" office:value-type="string">
            <text:p text:style-name="P16"/>
          </table:table-cell>
          <table:table-cell table:style-name="Table6.H12" office:value-type="string">
            <text:p text:style-name="P16"/>
          </table:table-cell>
          <table:table-cell table:style-name="Table6.I12" office:value-type="string">
            <text:p text:style-name="P16"/>
          </table:table-cell>
          <table:table-cell table:style-name="Table6.J12" office:value-type="string">
            <text:p text:style-name="P16"/>
          </table:table-cell>
          <table:table-cell table:style-name="Table6.K12" office:value-type="string">
            <text:p text:style-name="P16"/>
          </table:table-cell>
          <table:table-cell table:style-name="Table6.L12" office:value-type="string">
            <text:p text:style-name="P13"/>
          </table:table-cell>
          <table:table-cell table:style-name="Table6.M12" office:value-type="string">
            <text:p text:style-name="P1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11-02T10:46:42.823791318</dc:date>
    <meta:editing-cycles>131</meta:editing-cycles>
    <meta:editing-duration>PT6H54M24S</meta:editing-duration>
    <meta:generator>LibreOffice/6.0.7.3$Linux_X86_64 LibreOffice_project/00m0$Build-3</meta:generator>
    <meta:print-date>2019-11-01T13:26:53.124758785</meta:print-date>
    <meta:document-statistic meta:table-count="8" meta:image-count="0" meta:object-count="0" meta:page-count="3" meta:paragraph-count="321" meta:word-count="357" meta:character-count="1286" meta:non-whitespace-character-count="1250"/>
  </office:meta>
</office:document-meta>
</file>